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文泉驿正黑1" svg:font-family="文泉驿正黑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最简单的QT翻译程序</text:p>
      <text:p text:style-name="Standard">//linguist</text:p>
      <text:p text:style-name="P1">#include &lt;Qtranslator&gt; </text:p>
      <text:p text:style-name="Standard">#include &lt;QApplication&gt; </text:p>
      <text:p text:style-name="Standard">#include &lt;QPushButton&gt; </text:p>
      <text:p text:style-name="Standard"/>
      <text:p text:style-name="Standard">int main (int argc, char *argv[]) </text:p>
      <text:p text:style-name="Standard">{ </text:p>
      <text:p text:style-name="Standard"><text:s text:c="8"/>QApplication app(argc, argv); </text:p>
      <text:p text:style-name="Standard"/>
      <text:p text:style-name="P1"><text:s text:c="8"/>QTranslator translator; </text:p>
      <text:p text:style-name="P1"><text:s text:c="8"/>translator.load("linguist"); //加载对应的.qm文件。</text:p>
      <text:p text:style-name="P1"><text:s text:c="8"/>app.installTranslator(&amp;translator); </text:p>
      <text:p text:style-name="Standard"/>
      <text:p text:style-name="Standard"><text:s text:c="8"/>QPushButton hello(QPushButton::tr("Hello world!")); </text:p>
      <text:p text:style-name="Standard"><text:s text:c="8"/>hello.resize(100, 30); </text:p>
      <text:p text:style-name="Standard"/>
      <text:p text:style-name="Standard"><text:s text:c="8"/>hello.show(); </text:p>
      <text:p text:style-name="Standard"><text:s text:c="8"/>return app.exec(); </text:p>
      <text:p text:style-name="Standard">} </text:p>
      <text:p text:style-name="Standard"/>
      <text:p text:style-name="P1">qmake -project</text:p>
      <text:p text:style-name="Standard"/>
      <text:p text:style-name="Standard">在linguist.pro中加入一行：</text:p>
      <text:p text:style-name="P1">TRANSLATIONS += linguist.ts</text:p>
      <text:p text:style-name="Standard"/>
      <text:p text:style-name="Standard">生成一个linguist.ts文件。</text:p>
      <text:p text:style-name="Standard"><text:s/><text:span text:style-name="T1">lupdate -verbose linguist.pro</text:span></text:p>
      <text:p text:style-name="Standard">//生成linguist.ts文件</text:p>
      <text:p text:style-name="Standard"/>
      <text:p text:style-name="Standard">使用Qt linguist工具对对象进行翻译</text:p>
      <text:p text:style-name="P1">linguist linguist.ts</text:p>
      <text:p text:style-name="Standard">//或者直接用vi对linguist.ts进行编辑，将"unfinished"改为对应的 你好世界！</text:p>
      <text:p text:style-name="Standard"/>
      <text:p text:style-name="Standard">生成一个 linguist.qm文件。</text:p>
      <text:p text:style-name="P1">lrelease linguist.pro</text:p>
      <text:p text:style-name="Standard">//生成linguist.qm文件</text:p>
      <text:p text:style-name="Standard"/>
      <text:p text:style-name="Standard">如果qm文件已存在，则更新：</text:p>
      <text:p text:style-name="Standard">lupdate linguist.qm </text:p>
      <text:p text:style-name="Standard"/>
      <text:p text:style-name="P1">qmake</text:p>
      <text:p text:style-name="Standard"/>
      <text:p text:style-name="P1"><text:soft-page-break/>make</text:p>
      <text:p text:style-name="Standard"/>
      <text:p text:style-name="Standard">当有多个不同国家语言时，需设定locale的值。</text:p>
      <text:p text:style-name="Standard">比如：</text:p>
      <text:p text:style-name="P1">Export LANG=fr</text:p>
      <text:p text:style-name="P1">export LANG=z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文泉驿正黑1" svg:font-family="文泉驿正黑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正黑1" style:font-size-asian="10pt" style:font-name-complex="文泉驿正黑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30T17:22:24</meta:creation-date>
    <dc:date>2012-03-09T15:45:13</dc:date>
    <meta:editing-duration>PT01H25M30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36" meta:word-count="126" meta:character-count="806"/>
  </office:meta>
</office:document-meta>
</file>